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1aa5" officeooo:paragraph-rsid="00011aa5"/>
    </style:style>
    <style:style style:name="P2" style:family="paragraph" style:parent-style-name="Standard">
      <style:text-properties officeooo:rsid="00025218" officeooo:paragraph-rsid="000252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do data connection object = $conn</text:p>
      <text:p text:style-name="P1"/>
      <text:p text:style-name="P2">link pseudo code </text:p>
      <text:p text:style-name="P2">reference security and legislation</text:p>
      <text:p text:style-name="P2">alter comments on pseudo code</text:p>
      <text:p text:style-name="P2">consistent conventions</text:p>
      <text:p text:style-name="P2"><text:s/>test table testing for everything-normal, extreme, erroneous dat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14:08:48.961603700</meta:creation-date>
    <dc:date>2025-11-04T10:25:34.444722800</dc:date>
    <meta:editing-duration>PT24M26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28" meta:character-count="202" meta:non-whitespace-character-count="178"/>
  </office:meta>
</office:document-meta>
</file>